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ódulo Desenvolvido</text:p>
      <text:p text:style-name="Standard"/>
      <text:p text:style-name="Standard">O módulo desenvolvido é um estimador de movimento com precisão de ¼ de pixel e foi projetado para ser integrado como um dos estágios de um pipeline. Os outros estágios são referentes à precisão de pixel e de ½ pixel.</text:p>
      <text:p text:style-name="Standard"/>
      <text:p text:style-name="Standard">O módulo tem como entrada o macrobloco com o qual se deseja comparar.</text:p>
      <text:p text:style-name="Standard"/>
      <text:p text:style-name="Standard">O funcionamento do módulo se dá da seguinte forma: após o reset, o módulo fica inativo, esperando que o sinal de start seja ativado por um ciclo. No ciclo seguinte, as informações devem ser passadas para o módu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dhzero </meta:initial-creator>
    <meta:creation-date>2012-02-01T18:24:42</meta:creation-date>
    <dc:date>2012-02-01T18:30:39</dc:date>
    <dc:creator>hdhzero </dc:creator>
    <meta:editing-duration>PT00H05M59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93" meta:character-count="517"/>
  </office:meta>
</office:document-meta>
</file>